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4.35cm" fo:min-width="4.5cm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2.45cm" fo:min-width="3.1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9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3.64cm" fo:min-width="8.575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cm" svg:height="14.6cm" svg:x="4.2cm" svg:y="2.5cm">
          <text:p text:style-name="P1">BLOCK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3.6cm" svg:height="2.7cm" svg:x="9.2cm" svg:y="4.7cm">
            <text:p text:style-name="P1">TARO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0.8cm" svg:x="7.6cm" svg:y="5.7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4" draw:text-style-name="P6" draw:layer="layout" svg:width="9.8cm" svg:height="4.2cm" svg:x="9.9cm" svg:y="10.2cm">
          <text:p text:style-name="P1">BLOCKに摩擦がある場合</text:p>
          <text:p text:style-name="P1"/>
          <text:p text:style-name="P5">落下中に左右移動すると摩擦力で</text:p>
          <text:p text:style-name="P5">BLOCKに張り付いたり減速する</text:p>
          <draw:enhanced-geometry svg:viewBox="0 0 21600 21600" draw:text-areas="800 800 20800 20800" draw:type="round-rectangular-callout" draw:modifiers="-1379.61432506887 -14016.0914068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P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10:47:31.501743178</meta:creation-date>
    <dc:date>2017-09-08T11:57:02.648523060</dc:date>
    <meta:editing-duration>PT7M35S</meta:editing-duration>
    <meta:editing-cycles>3</meta:editing-cycles>
    <meta:generator>LibreOffice/5.1.6.2$Linux_X86_64 LibreOffice_project/10m0$Build-2</meta:generator>
    <meta:document-statistic meta:object-count="5"/>
  </office:meta>
</office:document-meta>
</file>